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20.8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5.46pt"/>
    </style:style>
    <style:style style:name="co8" style:family="table-column">
      <style:table-column-properties fo:break-before="auto" style:column-width="20.0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ulia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Julia/0.6.2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maximum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recursion_fibonacci</text:p>
          </table:table-cell>
          <table:table-cell table:style-name="ce1" office:value-type="float" office:value="0.056135" calcext:value-type="float">
            <text:p>0.056135</text:p>
          </table:table-cell>
          <table:table-cell table:style-name="ce1" office:value-type="float" office:value="0.192897" calcext:value-type="float">
            <text:p>0.192897</text:p>
          </table:table-cell>
          <table:table-cell table:style-name="ce1" office:value-type="float" office:value="0.056611" calcext:value-type="float">
            <text:p>0.056611</text:p>
          </table:table-cell>
          <table:table-cell table:style-name="ce1" office:value-type="float" office:value="0.001053" calcext:value-type="float">
            <text:p>0.00105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parse_integers</text:p>
          </table:table-cell>
          <table:table-cell table:style-name="ce1" office:value-type="float" office:value="0.187535" calcext:value-type="float">
            <text:p>0.187535</text:p>
          </table:table-cell>
          <table:table-cell table:style-name="ce1" office:value-type="float" office:value="63.754484" calcext:value-type="float">
            <text:p>63.754484</text:p>
          </table:table-cell>
          <table:table-cell table:style-name="ce1" office:value-type="float" office:value="0.21323" calcext:value-type="float">
            <text:p>0.21323</text:p>
          </table:table-cell>
          <table:table-cell table:style-name="ce1" office:value-type="float" office:value="1.042907" calcext:value-type="float">
            <text:p>1.04290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userfunc_mandelbrot</text:p>
          </table:table-cell>
          <table:table-cell table:style-name="ce1" office:value-type="float" office:value="0.084978" calcext:value-type="float">
            <text:p>0.084978</text:p>
          </table:table-cell>
          <table:table-cell table:style-name="ce1" office:value-type="float" office:value="3.889868" calcext:value-type="float">
            <text:p>3.889868</text:p>
          </table:table-cell>
          <table:table-cell table:style-name="ce1" office:value-type="float" office:value="0.086965" calcext:value-type="float">
            <text:p>0.086965</text:p>
          </table:table-cell>
          <table:table-cell table:style-name="ce1" office:value-type="float" office:value="0.038421" calcext:value-type="float">
            <text:p>0.03842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recursion_quicksort</text:p>
          </table:table-cell>
          <table:table-cell table:style-name="ce1" office:value-type="float" office:value="0.402536" calcext:value-type="float">
            <text:p>0.402536</text:p>
          </table:table-cell>
          <table:table-cell table:style-name="ce1" office:value-type="float" office:value="1.782382" calcext:value-type="float">
            <text:p>1.782382</text:p>
          </table:table-cell>
          <table:table-cell table:style-name="ce1" office:value-type="float" office:value="0.42336" calcext:value-type="float">
            <text:p>0.42336</text:p>
          </table:table-cell>
          <table:table-cell table:style-name="ce1" office:value-type="float" office:value="0.031437" calcext:value-type="float">
            <text:p>0.03143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iteration_pi_sum</text:p>
          </table:table-cell>
          <table:table-cell table:style-name="ce1" office:value-type="float" office:value="28.09116" calcext:value-type="float">
            <text:p>28.09116</text:p>
          </table:table-cell>
          <table:table-cell table:style-name="ce1" office:value-type="float" office:value="28.226253" calcext:value-type="float">
            <text:p>28.226253</text:p>
          </table:table-cell>
          <table:table-cell table:style-name="ce1" office:value-type="float" office:value="28.097698" calcext:value-type="float">
            <text:p>28.097698</text:p>
          </table:table-cell>
          <table:table-cell table:style-name="ce1" office:value-type="float" office:value="0.023087" calcext:value-type="float">
            <text:p>0.02308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matrix_statistics</text:p>
          </table:table-cell>
          <table:table-cell table:style-name="ce1" office:value-type="float" office:value="10.90272" calcext:value-type="float">
            <text:p>10.90272</text:p>
          </table:table-cell>
          <table:table-cell table:style-name="ce1" office:value-type="float" office:value="14.937807" calcext:value-type="float">
            <text:p>14.937807</text:p>
          </table:table-cell>
          <table:table-cell table:style-name="ce1" office:value-type="float" office:value="11.41707" calcext:value-type="float">
            <text:p>11.41707</text:p>
          </table:table-cell>
          <table:table-cell table:style-name="ce1" office:value-type="float" office:value="0.460735" calcext:value-type="float">
            <text:p>0.46073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matrix_multiply</text:p>
          </table:table-cell>
          <table:table-cell table:style-name="ce1" office:value-type="float" office:value="11.193401" calcext:value-type="float">
            <text:p>11.193401</text:p>
          </table:table-cell>
          <table:table-cell table:style-name="ce1" office:value-type="float" office:value="79.599704" calcext:value-type="float">
            <text:p>79.599704</text:p>
          </table:table-cell>
          <table:table-cell table:style-name="ce1" office:value-type="float" office:value="17.650176" calcext:value-type="float">
            <text:p>17.650176</text:p>
          </table:table-cell>
          <table:table-cell table:style-name="ce1" office:value-type="float" office:value="8.945092" calcext:value-type="float">
            <text:p>8.94509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print_to_file</text:p>
          </table:table-cell>
          <table:table-cell table:style-name="ce1" office:value-type="float" office:value="9.543529" calcext:value-type="float">
            <text:p>9.543529</text:p>
          </table:table-cell>
          <table:table-cell table:style-name="ce1" office:value-type="float" office:value="11.197647" calcext:value-type="float">
            <text:p>11.197647</text:p>
          </table:table-cell>
          <table:table-cell table:style-name="ce1" office:value-type="float" office:value="9.629299" calcext:value-type="float">
            <text:p>9.629299</text:p>
          </table:table-cell>
          <table:table-cell table:style-name="ce1" office:value-type="float" office:value="0.149478" calcext:value-type="float">
            <text:p>0.14947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Julia/0.6.2-gcc7.1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recursion_fibonacci</text:p>
          </table:table-cell>
          <table:table-cell office:value-type="float" office:value="0.056103" calcext:value-type="float">
            <text:p>0.056103</text:p>
          </table:table-cell>
          <table:table-cell office:value-type="float" office:value="0.094233" calcext:value-type="float">
            <text:p>0.094233</text:p>
          </table:table-cell>
          <table:table-cell office:value-type="float" office:value="0.056582" calcext:value-type="float">
            <text:p>0.056582</text:p>
          </table:table-cell>
          <table:table-cell office:value-type="float" office:value="0.000501" calcext:value-type="float">
            <text:p>0.0005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parse_integers</text:p>
          </table:table-cell>
          <table:table-cell office:value-type="float" office:value="0.180751" calcext:value-type="float">
            <text:p>0.180751</text:p>
          </table:table-cell>
          <table:table-cell office:value-type="float" office:value="63.564311" calcext:value-type="float">
            <text:p>63.564311</text:p>
          </table:table-cell>
          <table:table-cell office:value-type="float" office:value="0.206872" calcext:value-type="float">
            <text:p>0.206872</text:p>
          </table:table-cell>
          <table:table-cell office:value-type="float" office:value="1.022675" calcext:value-type="float">
            <text:p>1.0226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userfunc_mandelbrot</text:p>
          </table:table-cell>
          <table:table-cell office:value-type="float" office:value="0.084002" calcext:value-type="float">
            <text:p>0.084002</text:p>
          </table:table-cell>
          <table:table-cell office:value-type="float" office:value="3.812318" calcext:value-type="float">
            <text:p>3.812318</text:p>
          </table:table-cell>
          <table:table-cell office:value-type="float" office:value="0.085892" calcext:value-type="float">
            <text:p>0.085892</text:p>
          </table:table-cell>
          <table:table-cell office:value-type="float" office:value="0.037595" calcext:value-type="float">
            <text:p>0.0375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recursion_quicksort</text:p>
          </table:table-cell>
          <table:table-cell office:value-type="float" office:value="0.411659" calcext:value-type="float">
            <text:p>0.411659</text:p>
          </table:table-cell>
          <table:table-cell office:value-type="float" office:value="1.795331" calcext:value-type="float">
            <text:p>1.795331</text:p>
          </table:table-cell>
          <table:table-cell office:value-type="float" office:value="0.429741" calcext:value-type="float">
            <text:p>0.429741</text:p>
          </table:table-cell>
          <table:table-cell office:value-type="float" office:value="0.02849" calcext:value-type="float">
            <text:p>0.028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iteration_pi_sum</text:p>
          </table:table-cell>
          <table:table-cell office:value-type="float" office:value="28.091626" calcext:value-type="float">
            <text:p>28.091626</text:p>
          </table:table-cell>
          <table:table-cell office:value-type="float" office:value="28.119545" calcext:value-type="float">
            <text:p>28.119545</text:p>
          </table:table-cell>
          <table:table-cell office:value-type="float" office:value="28.093959" calcext:value-type="float">
            <text:p>28.093959</text:p>
          </table:table-cell>
          <table:table-cell office:value-type="float" office:value="0.004248" calcext:value-type="float">
            <text:p>0.004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matrix_statistics</text:p>
          </table:table-cell>
          <table:table-cell office:value-type="float" office:value="10.677862" calcext:value-type="float">
            <text:p>10.677862</text:p>
          </table:table-cell>
          <table:table-cell office:value-type="float" office:value="14.911725" calcext:value-type="float">
            <text:p>14.911725</text:p>
          </table:table-cell>
          <table:table-cell office:value-type="float" office:value="11.209794" calcext:value-type="float">
            <text:p>11.209794</text:p>
          </table:table-cell>
          <table:table-cell office:value-type="float" office:value="0.456097" calcext:value-type="float">
            <text:p>0.4560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matrix_multiply</text:p>
          </table:table-cell>
          <table:table-cell office:value-type="float" office:value="9.459005" calcext:value-type="float">
            <text:p>9.459005</text:p>
          </table:table-cell>
          <table:table-cell office:value-type="float" office:value="82.439947" calcext:value-type="float">
            <text:p>82.439947</text:p>
          </table:table-cell>
          <table:table-cell office:value-type="float" office:value="18.18933" calcext:value-type="float">
            <text:p>18.18933</text:p>
          </table:table-cell>
          <table:table-cell office:value-type="float" office:value="11.187853" calcext:value-type="float">
            <text:p>11.1878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print_to_file</text:p>
          </table:table-cell>
          <table:table-cell office:value-type="float" office:value="9.248385" calcext:value-type="float">
            <text:p>9.248385</text:p>
          </table:table-cell>
          <table:table-cell office:value-type="float" office:value="9.603383" calcext:value-type="float">
            <text:p>9.603383</text:p>
          </table:table-cell>
          <table:table-cell office:value-type="float" office:value="9.282785" calcext:value-type="float">
            <text:p>9.282785</text:p>
          </table:table-cell>
          <table:table-cell office:value-type="float" office:value="0.037784" calcext:value-type="float">
            <text:p>0.037784</text:p>
          </table:table-cell>
          <table:table-cell table:number-columns-repeated="2"/>
        </table:table-row>
      </table:table>
      <table:table table:name="c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Gcc/7.1.0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59603" calcext:value-type="float">
            <text:p>0.059603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parse_integers</text:p>
          </table:table-cell>
          <table:table-cell office:value-type="float" office:value="0.20858" calcext:value-type="float">
            <text:p>0.20858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userfunc_mandelbrot</text:p>
          </table:table-cell>
          <table:table-cell office:value-type="float" office:value="0.226951" calcext:value-type="float">
            <text:p>0.226951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recursion_quicksort</text:p>
          </table:table-cell>
          <table:table-cell office:value-type="float" office:value="0.716925" calcext:value-type="float">
            <text:p>0.716925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iteration_pi_sum</text:p>
          </table:table-cell>
          <table:table-cell office:value-type="float" office:value="52.174807" calcext:value-type="float">
            <text:p>52.174807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matrix_statistics</text:p>
          </table:table-cell>
          <table:table-cell office:value-type="float" office:value="9.200096" calcext:value-type="float">
            <text:p>9.200096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matrix_multiply</text:p>
          </table:table-cell>
          <table:table-cell office:value-type="float" office:value="85.963964" calcext:value-type="float">
            <text:p>85.963964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print_to_file</text:p>
          </table:table-cell>
          <table:table-cell office:value-type="float" office:value="14.859915" calcext:value-type="float">
            <text:p>14.859915</text:p>
          </table:table-cell>
        </table:table-row>
        <table:table-row table:style-name="ro1"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59605" calcext:value-type="float">
            <text:p>0.059605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parse_integers</text:p>
          </table:table-cell>
          <table:table-cell office:value-type="float" office:value="0.206232" calcext:value-type="float">
            <text:p>0.206232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userfunc_mandelbrot</text:p>
          </table:table-cell>
          <table:table-cell office:value-type="float" office:value="0.22696" calcext:value-type="float">
            <text:p>0.22696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recursion_quicksort</text:p>
          </table:table-cell>
          <table:table-cell office:value-type="float" office:value="0.717878" calcext:value-type="float">
            <text:p>0.717878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iteration_pi_sum</text:p>
          </table:table-cell>
          <table:table-cell office:value-type="float" office:value="52.175999" calcext:value-type="float">
            <text:p>52.175999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matrix_statistics</text:p>
          </table:table-cell>
          <table:table-cell office:value-type="float" office:value="9.170055" calcext:value-type="float">
            <text:p>9.170055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matrix_multiply</text:p>
          </table:table-cell>
          <table:table-cell office:value-type="float" office:value="86.346865" calcext:value-type="float">
            <text:p>86.346865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print_to_file</text:p>
          </table:table-cell>
          <table:table-cell office:value-type="float" office:value="15.032053" calcext:value-type="float">
            <text:p>15.032053</text:p>
          </table:table-cell>
        </table:table-row>
        <table:table-row table:style-name="ro1"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59578" calcext:value-type="float">
            <text:p>0.059578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parse_integers</text:p>
          </table:table-cell>
          <table:table-cell office:value-type="float" office:value="0.206261" calcext:value-type="float">
            <text:p>0.206261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userfunc_mandelbrot</text:p>
          </table:table-cell>
          <table:table-cell office:value-type="float" office:value="0.226941" calcext:value-type="float">
            <text:p>0.226941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recursion_quicksort</text:p>
          </table:table-cell>
          <table:table-cell office:value-type="float" office:value="0.716209" calcext:value-type="float">
            <text:p>0.716209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iteration_pi_sum</text:p>
          </table:table-cell>
          <table:table-cell office:value-type="float" office:value="52.175045" calcext:value-type="float">
            <text:p>52.175045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matrix_statistics</text:p>
          </table:table-cell>
          <table:table-cell office:value-type="float" office:value="9.171963" calcext:value-type="float">
            <text:p>9.171963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matrix_multiply</text:p>
          </table:table-cell>
          <table:table-cell office:value-type="float" office:value="86.417198" calcext:value-type="float">
            <text:p>86.417198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print_to_file</text:p>
          </table:table-cell>
          <table:table-cell office:value-type="float" office:value="14.862061" calcext:value-type="float">
            <text:p>14.862061</text:p>
          </table:table-cell>
        </table:table-row>
        <table:table-row table:style-name="ro1"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59589" calcext:value-type="float">
            <text:p>0.059589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parse_integers</text:p>
          </table:table-cell>
          <table:table-cell office:value-type="float" office:value="0.206089" calcext:value-type="float">
            <text:p>0.206089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userfunc_mandelbrot</text:p>
          </table:table-cell>
          <table:table-cell office:value-type="float" office:value="0.226891" calcext:value-type="float">
            <text:p>0.226891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recursion_quicksort</text:p>
          </table:table-cell>
          <table:table-cell office:value-type="float" office:value="0.714064" calcext:value-type="float">
            <text:p>0.714064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iteration_pi_sum</text:p>
          </table:table-cell>
          <table:table-cell office:value-type="float" office:value="52.175999" calcext:value-type="float">
            <text:p>52.175999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matrix_statistics</text:p>
          </table:table-cell>
          <table:table-cell office:value-type="float" office:value="9.199142" calcext:value-type="float">
            <text:p>9.199142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matrix_multiply</text:p>
          </table:table-cell>
          <table:table-cell office:value-type="float" office:value="86.390018" calcext:value-type="float">
            <text:p>86.390018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print_to_file</text:p>
          </table:table-cell>
          <table:table-cell office:value-type="float" office:value="14.858961" calcext:value-type="float">
            <text:p>14.858961</text:p>
          </table:table-cell>
        </table:table-row>
        <table:table-row table:style-name="ro1"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59576" calcext:value-type="float">
            <text:p>0.059576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parse_integers</text:p>
          </table:table-cell>
          <table:table-cell office:value-type="float" office:value="0.206161" calcext:value-type="float">
            <text:p>0.206161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userfunc_mandelbrot</text:p>
          </table:table-cell>
          <table:table-cell office:value-type="float" office:value="0.22692" calcext:value-type="float">
            <text:p>0.22692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recursion_quicksort</text:p>
          </table:table-cell>
          <table:table-cell office:value-type="float" office:value="0.715971" calcext:value-type="float">
            <text:p>0.715971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iteration_pi_sum</text:p>
          </table:table-cell>
          <table:table-cell office:value-type="float" office:value="52.175045" calcext:value-type="float">
            <text:p>52.175045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matrix_statistics</text:p>
          </table:table-cell>
          <table:table-cell office:value-type="float" office:value="9.181023" calcext:value-type="float">
            <text:p>9.181023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matrix_multiply</text:p>
          </table:table-cell>
          <table:table-cell office:value-type="float" office:value="86.182117" calcext:value-type="float">
            <text:p>86.182117</text:p>
          </table:table-cell>
          <table:table-cell/>
          <table:table-cell office:value-type="string" calcext:value-type="string">
            <text:p>benchmarks/c0.csv:c</text:p>
          </table:table-cell>
          <table:table-cell office:value-type="string" calcext:value-type="string">
            <text:p>print_to_file</text:p>
          </table:table-cell>
          <table:table-cell office:value-type="float" office:value="14.851093" calcext:value-type="float">
            <text:p>14.851093</text:p>
          </table:table-cell>
        </table:table-row>
        <table:table-row table:style-name="ro1"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59463" calcext:value-type="float">
            <text:p>0.059463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parse_integers</text:p>
          </table:table-cell>
          <table:table-cell office:value-type="float" office:value="0.15589" calcext:value-type="float">
            <text:p>0.15589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474" calcext:value-type="float">
            <text:p>0.10474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47035" calcext:value-type="float">
            <text:p>0.447035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iteration_pi_sum</text:p>
          </table:table-cell>
          <table:table-cell office:value-type="float" office:value="28.091192" calcext:value-type="float">
            <text:p>28.091192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matrix_statistics</text:p>
          </table:table-cell>
          <table:table-cell office:value-type="float" office:value="6.667852" calcext:value-type="float">
            <text:p>6.667852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matrix_multiply</text:p>
          </table:table-cell>
          <table:table-cell office:value-type="float" office:value="70.959091" calcext:value-type="float">
            <text:p>70.959091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print_to_file</text:p>
          </table:table-cell>
          <table:table-cell office:value-type="float" office:value="14.831066" calcext:value-type="float">
            <text:p>14.831066</text:p>
          </table:table-cell>
        </table:table-row>
        <table:table-row table:style-name="ro1"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59461" calcext:value-type="float">
            <text:p>0.059461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parse_integers</text:p>
          </table:table-cell>
          <table:table-cell office:value-type="float" office:value="0.154321" calcext:value-type="float">
            <text:p>0.154321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4752" calcext:value-type="float">
            <text:p>0.104752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42028" calcext:value-type="float">
            <text:p>0.442028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iteration_pi_sum</text:p>
          </table:table-cell>
          <table:table-cell office:value-type="float" office:value="28.090954" calcext:value-type="float">
            <text:p>28.090954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matrix_statistics</text:p>
          </table:table-cell>
          <table:table-cell office:value-type="float" office:value="6.649971" calcext:value-type="float">
            <text:p>6.649971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matrix_multiply</text:p>
          </table:table-cell>
          <table:table-cell office:value-type="float" office:value="71.000099" calcext:value-type="float">
            <text:p>71.000099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print_to_file</text:p>
          </table:table-cell>
          <table:table-cell office:value-type="float" office:value="14.787912" calcext:value-type="float">
            <text:p>14.787912</text:p>
          </table:table-cell>
        </table:table-row>
        <table:table-row table:style-name="ro1"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59463" calcext:value-type="float">
            <text:p>0.059463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parse_integers</text:p>
          </table:table-cell>
          <table:table-cell office:value-type="float" office:value="0.155001" calcext:value-type="float">
            <text:p>0.155001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474" calcext:value-type="float">
            <text:p>0.10474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46081" calcext:value-type="float">
            <text:p>0.446081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iteration_pi_sum</text:p>
          </table:table-cell>
          <table:table-cell office:value-type="float" office:value="28.090954" calcext:value-type="float">
            <text:p>28.090954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matrix_statistics</text:p>
          </table:table-cell>
          <table:table-cell office:value-type="float" office:value="6.659985" calcext:value-type="float">
            <text:p>6.659985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matrix_multiply</text:p>
          </table:table-cell>
          <table:table-cell office:value-type="float" office:value="70.781946" calcext:value-type="float">
            <text:p>70.781946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print_to_file</text:p>
          </table:table-cell>
          <table:table-cell office:value-type="float" office:value="14.801979" calcext:value-type="float">
            <text:p>14.801979</text:p>
          </table:table-cell>
        </table:table-row>
        <table:table-row table:style-name="ro1"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59472" calcext:value-type="float">
            <text:p>0.059472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parse_integers</text:p>
          </table:table-cell>
          <table:table-cell office:value-type="float" office:value="0.15655" calcext:value-type="float">
            <text:p>0.15655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4752" calcext:value-type="float">
            <text:p>0.104752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46796" calcext:value-type="float">
            <text:p>0.446796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iteration_pi_sum</text:p>
          </table:table-cell>
          <table:table-cell office:value-type="float" office:value="28.091908" calcext:value-type="float">
            <text:p>28.091908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matrix_statistics</text:p>
          </table:table-cell>
          <table:table-cell office:value-type="float" office:value="6.664038" calcext:value-type="float">
            <text:p>6.664038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matrix_multiply</text:p>
          </table:table-cell>
          <table:table-cell office:value-type="float" office:value="70.827961" calcext:value-type="float">
            <text:p>70.827961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print_to_file</text:p>
          </table:table-cell>
          <table:table-cell office:value-type="float" office:value="14.837027" calcext:value-type="float">
            <text:p>14.837027</text:p>
          </table:table-cell>
        </table:table-row>
        <table:table-row table:style-name="ro1"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59454" calcext:value-type="float">
            <text:p>0.059454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parse_integers</text:p>
          </table:table-cell>
          <table:table-cell office:value-type="float" office:value="0.15729" calcext:value-type="float">
            <text:p>0.15729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478" calcext:value-type="float">
            <text:p>0.10478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42028" calcext:value-type="float">
            <text:p>0.442028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iteration_pi_sum</text:p>
          </table:table-cell>
          <table:table-cell office:value-type="float" office:value="28.090954" calcext:value-type="float">
            <text:p>28.090954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matrix_statistics</text:p>
          </table:table-cell>
          <table:table-cell office:value-type="float" office:value="6.662846" calcext:value-type="float">
            <text:p>6.662846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matrix_multiply</text:p>
          </table:table-cell>
          <table:table-cell office:value-type="float" office:value="70.935965" calcext:value-type="float">
            <text:p>70.935965</text:p>
          </table:table-cell>
          <table:table-cell/>
          <table:table-cell office:value-type="string" calcext:value-type="string">
            <text:p>benchmarks/c1.csv:c</text:p>
          </table:table-cell>
          <table:table-cell office:value-type="string" calcext:value-type="string">
            <text:p>print_to_file</text:p>
          </table:table-cell>
          <table:table-cell office:value-type="float" office:value="14.790058" calcext:value-type="float">
            <text:p>14.790058</text:p>
          </table:table-cell>
        </table:table-row>
        <table:table-row table:style-name="ro1"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32244" calcext:value-type="float">
            <text:p>0.032244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parse_integers</text:p>
          </table:table-cell>
          <table:table-cell office:value-type="float" office:value="0.15358" calcext:value-type="float">
            <text:p>0.15358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0589" calcext:value-type="float">
            <text:p>0.100589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43935" calcext:value-type="float">
            <text:p>0.443935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iteration_pi_sum</text:p>
          </table:table-cell>
          <table:table-cell office:value-type="float" office:value="28.091908" calcext:value-type="float">
            <text:p>28.091908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matrix_statistics</text:p>
          </table:table-cell>
          <table:table-cell office:value-type="float" office:value="6.428957" calcext:value-type="float">
            <text:p>6.428957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matrix_multiply</text:p>
          </table:table-cell>
          <table:table-cell office:value-type="float" office:value="71.131945" calcext:value-type="float">
            <text:p>71.131945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print_to_file</text:p>
          </table:table-cell>
          <table:table-cell office:value-type="float" office:value="14.801979" calcext:value-type="float">
            <text:p>14.801979</text:p>
          </table:table-cell>
        </table:table-row>
        <table:table-row table:style-name="ro1"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32083" calcext:value-type="float">
            <text:p>0.032083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parse_integers</text:p>
          </table:table-cell>
          <table:table-cell office:value-type="float" office:value="0.153739" calcext:value-type="float">
            <text:p>0.153739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062" calcext:value-type="float">
            <text:p>0.10062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42028" calcext:value-type="float">
            <text:p>0.442028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iteration_pi_sum</text:p>
          </table:table-cell>
          <table:table-cell office:value-type="float" office:value="28.091192" calcext:value-type="float">
            <text:p>28.091192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matrix_statistics</text:p>
          </table:table-cell>
          <table:table-cell office:value-type="float" office:value="6.470203" calcext:value-type="float">
            <text:p>6.470203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matrix_multiply</text:p>
          </table:table-cell>
          <table:table-cell office:value-type="float" office:value="71.516037" calcext:value-type="float">
            <text:p>71.516037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print_to_file</text:p>
          </table:table-cell>
          <table:table-cell office:value-type="float" office:value="14.803171" calcext:value-type="float">
            <text:p>14.803171</text:p>
          </table:table-cell>
        </table:table-row>
        <table:table-row table:style-name="ro1"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32138" calcext:value-type="float">
            <text:p>0.032138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parse_integers</text:p>
          </table:table-cell>
          <table:table-cell office:value-type="float" office:value="0.153661" calcext:value-type="float">
            <text:p>0.153661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0658" calcext:value-type="float">
            <text:p>0.100658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42982" calcext:value-type="float">
            <text:p>0.442982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iteration_pi_sum</text:p>
          </table:table-cell>
          <table:table-cell office:value-type="float" office:value="28.091908" calcext:value-type="float">
            <text:p>28.091908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matrix_statistics</text:p>
          </table:table-cell>
          <table:table-cell office:value-type="float" office:value="6.510019" calcext:value-type="float">
            <text:p>6.510019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matrix_multiply</text:p>
          </table:table-cell>
          <table:table-cell office:value-type="float" office:value="71.341038" calcext:value-type="float">
            <text:p>71.341038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print_to_file</text:p>
          </table:table-cell>
          <table:table-cell office:value-type="float" office:value="14.829874" calcext:value-type="float">
            <text:p>14.829874</text:p>
          </table:table-cell>
        </table:table-row>
        <table:table-row table:style-name="ro1"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parse_integers</text:p>
          </table:table-cell>
          <table:table-cell office:value-type="float" office:value="0.153561" calcext:value-type="float">
            <text:p>0.153561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0701" calcext:value-type="float">
            <text:p>0.100701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44174" calcext:value-type="float">
            <text:p>0.444174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iteration_pi_sum</text:p>
          </table:table-cell>
          <table:table-cell office:value-type="float" office:value="28.091192" calcext:value-type="float">
            <text:p>28.091192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matrix_statistics</text:p>
          </table:table-cell>
          <table:table-cell office:value-type="float" office:value="6.464958" calcext:value-type="float">
            <text:p>6.464958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matrix_multiply</text:p>
          </table:table-cell>
          <table:table-cell office:value-type="float" office:value="71.261883" calcext:value-type="float">
            <text:p>71.261883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print_to_file</text:p>
          </table:table-cell>
          <table:table-cell office:value-type="float" office:value="14.824152" calcext:value-type="float">
            <text:p>14.824152</text:p>
          </table:table-cell>
        </table:table-row>
        <table:table-row table:style-name="ro1"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32138" calcext:value-type="float">
            <text:p>0.032138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parse_integers</text:p>
          </table:table-cell>
          <table:table-cell office:value-type="float" office:value="0.153689" calcext:value-type="float">
            <text:p>0.153689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0739" calcext:value-type="float">
            <text:p>0.100739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45127" calcext:value-type="float">
            <text:p>0.445127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iteration_pi_sum</text:p>
          </table:table-cell>
          <table:table-cell office:value-type="float" office:value="28.092861" calcext:value-type="float">
            <text:p>28.092861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matrix_statistics</text:p>
          </table:table-cell>
          <table:table-cell office:value-type="float" office:value="6.448984" calcext:value-type="float">
            <text:p>6.448984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matrix_multiply</text:p>
          </table:table-cell>
          <table:table-cell office:value-type="float" office:value="71.321964" calcext:value-type="float">
            <text:p>71.321964</text:p>
          </table:table-cell>
          <table:table-cell/>
          <table:table-cell office:value-type="string" calcext:value-type="string">
            <text:p>benchmarks/c2.csv:c</text:p>
          </table:table-cell>
          <table:table-cell office:value-type="string" calcext:value-type="string">
            <text:p>print_to_file</text:p>
          </table:table-cell>
          <table:table-cell office:value-type="float" office:value="14.8139" calcext:value-type="float">
            <text:p>14.8139</text:p>
          </table:table-cell>
        </table:table-row>
        <table:table-row table:style-name="ro1"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31629" calcext:value-type="float">
            <text:p>0.031629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parse_integers</text:p>
          </table:table-cell>
          <table:table-cell office:value-type="float" office:value="0.151231" calcext:value-type="float">
            <text:p>0.151231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1299" calcext:value-type="float">
            <text:p>0.101299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31061" calcext:value-type="float">
            <text:p>0.431061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iteration_pi_sum</text:p>
          </table:table-cell>
          <table:table-cell office:value-type="float" office:value="28.090954" calcext:value-type="float">
            <text:p>28.090954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matrix_statistics</text:p>
          </table:table-cell>
          <table:table-cell office:value-type="float" office:value="6.453991" calcext:value-type="float">
            <text:p>6.453991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matrix_multiply</text:p>
          </table:table-cell>
          <table:table-cell office:value-type="float" office:value="71.224928" calcext:value-type="float">
            <text:p>71.224928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print_to_file</text:p>
          </table:table-cell>
          <table:table-cell office:value-type="float" office:value="14.968872" calcext:value-type="float">
            <text:p>14.968872</text:p>
          </table:table-cell>
        </table:table-row>
        <table:table-row table:style-name="ro1"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31643" calcext:value-type="float">
            <text:p>0.031643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parse_integers</text:p>
          </table:table-cell>
          <table:table-cell office:value-type="float" office:value="0.1511" calcext:value-type="float">
            <text:p>0.1511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129" calcext:value-type="float">
            <text:p>0.10129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28915" calcext:value-type="float">
            <text:p>0.428915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iteration_pi_sum</text:p>
          </table:table-cell>
          <table:table-cell office:value-type="float" office:value="28.091908" calcext:value-type="float">
            <text:p>28.091908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matrix_statistics</text:p>
          </table:table-cell>
          <table:table-cell office:value-type="float" office:value="6.449938" calcext:value-type="float">
            <text:p>6.449938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matrix_multiply</text:p>
          </table:table-cell>
          <table:table-cell office:value-type="float" office:value="71.476936" calcext:value-type="float">
            <text:p>71.476936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print_to_file</text:p>
          </table:table-cell>
          <table:table-cell office:value-type="float" office:value="14.966011" calcext:value-type="float">
            <text:p>14.966011</text:p>
          </table:table-cell>
        </table:table-row>
        <table:table-row table:style-name="ro1"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31614" calcext:value-type="float">
            <text:p>0.031614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parse_integers</text:p>
          </table:table-cell>
          <table:table-cell office:value-type="float" office:value="0.151391" calcext:value-type="float">
            <text:p>0.151391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1249" calcext:value-type="float">
            <text:p>0.101249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30107" calcext:value-type="float">
            <text:p>0.430107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iteration_pi_sum</text:p>
          </table:table-cell>
          <table:table-cell office:value-type="float" office:value="28.091908" calcext:value-type="float">
            <text:p>28.091908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matrix_statistics</text:p>
          </table:table-cell>
          <table:table-cell office:value-type="float" office:value="6.421089" calcext:value-type="float">
            <text:p>6.421089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matrix_multiply</text:p>
          </table:table-cell>
          <table:table-cell office:value-type="float" office:value="71.402073" calcext:value-type="float">
            <text:p>71.402073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print_to_file</text:p>
          </table:table-cell>
          <table:table-cell office:value-type="float" office:value="14.973879" calcext:value-type="float">
            <text:p>14.973879</text:p>
          </table:table-cell>
        </table:table-row>
        <table:table-row table:style-name="ro1"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3161" calcext:value-type="float">
            <text:p>0.03161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parse_integers</text:p>
          </table:table-cell>
          <table:table-cell office:value-type="float" office:value="0.15121" calcext:value-type="float">
            <text:p>0.15121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1271" calcext:value-type="float">
            <text:p>0.101271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30107" calcext:value-type="float">
            <text:p>0.430107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iteration_pi_sum</text:p>
          </table:table-cell>
          <table:table-cell office:value-type="float" office:value="28.091908" calcext:value-type="float">
            <text:p>28.091908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matrix_statistics</text:p>
          </table:table-cell>
          <table:table-cell office:value-type="float" office:value="6.424904" calcext:value-type="float">
            <text:p>6.424904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matrix_multiply</text:p>
          </table:table-cell>
          <table:table-cell office:value-type="float" office:value="71.328163" calcext:value-type="float">
            <text:p>71.328163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print_to_file</text:p>
          </table:table-cell>
          <table:table-cell office:value-type="float" office:value="14.969826" calcext:value-type="float">
            <text:p>14.969826</text:p>
          </table:table-cell>
        </table:table-row>
        <table:table-row table:style-name="ro1"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recursion_fibonacci</text:p>
          </table:table-cell>
          <table:table-cell office:value-type="float" office:value="0.031662" calcext:value-type="float">
            <text:p>0.031662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parse_integers</text:p>
          </table:table-cell>
          <table:table-cell office:value-type="float" office:value="0.151291" calcext:value-type="float">
            <text:p>0.151291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userfunc_mandelbrot</text:p>
          </table:table-cell>
          <table:table-cell office:value-type="float" office:value="0.10129" calcext:value-type="float">
            <text:p>0.10129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recursion_quicksort</text:p>
          </table:table-cell>
          <table:table-cell office:value-type="float" office:value="0.431061" calcext:value-type="float">
            <text:p>0.431061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iteration_pi_sum</text:p>
          </table:table-cell>
          <table:table-cell office:value-type="float" office:value="28.092861" calcext:value-type="float">
            <text:p>28.092861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matrix_statistics</text:p>
          </table:table-cell>
          <table:table-cell office:value-type="float" office:value="6.512165" calcext:value-type="float">
            <text:p>6.512165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matrix_multiply</text:p>
          </table:table-cell>
          <table:table-cell office:value-type="float" office:value="71.525097" calcext:value-type="float">
            <text:p>71.525097</text:p>
          </table:table-cell>
          <table:table-cell/>
          <table:table-cell office:value-type="string" calcext:value-type="string">
            <text:p>benchmarks/c3.csv:c</text:p>
          </table:table-cell>
          <table:table-cell office:value-type="string" calcext:value-type="string">
            <text:p>print_to_file</text:p>
          </table:table-cell>
          <table:table-cell office:value-type="float" office:value="14.983892" calcext:value-type="float">
            <text:p>14.983892</text:p>
          </table:table-cell>
        </table:table-row>
        <table:table-row table:style-name="ro1" table:number-rows-repeated="4">
          <table:table-cell table:number-columns-repeated="32"/>
        </table:table-row>
        <table:table-row table:style-name="ro1">
          <table:table-cell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Gcc/7.1.0</text:p>
          </table:table-cell>
          <table:table-cell table:number-columns-repeated="29"/>
        </table:table-row>
        <table:table-row table:style-name="ro1">
          <table:table-cell/>
          <table:table-cell table:style-name="ce1" office:value-type="string" calcext:value-type="string">
            <text:p>recursion_fibonacci</text:p>
          </table:table-cell>
          <table:table-cell table:style-name="ce1" table:formula="of:=MIN([.D2:.D21])" office:value-type="float" office:value="0.03161" calcext:value-type="float">
            <text:p>0.03161</text:p>
          </table:table-cell>
          <table:table-cell table:number-columns-repeated="29"/>
        </table:table-row>
        <table:table-row table:style-name="ro1">
          <table:table-cell/>
          <table:table-cell table:style-name="ce1" office:value-type="string" calcext:value-type="string">
            <text:p>parse_integers</text:p>
          </table:table-cell>
          <table:table-cell table:style-name="ce1" table:formula="of:=MIN([.H2:.H21])" office:value-type="float" office:value="0.1511" calcext:value-type="float">
            <text:p>0.1511</text:p>
          </table:table-cell>
          <table:table-cell table:number-columns-repeated="29"/>
        </table:table-row>
        <table:table-row table:style-name="ro1">
          <table:table-cell/>
          <table:table-cell table:style-name="ce1" office:value-type="string" calcext:value-type="string">
            <text:p>userfunc_mandelbrot</text:p>
          </table:table-cell>
          <table:table-cell table:style-name="ce1" table:formula="of:=MIN([.L2:.L21])" office:value-type="float" office:value="0.100589" calcext:value-type="float">
            <text:p>0.100589</text:p>
          </table:table-cell>
          <table:table-cell table:number-columns-repeated="29"/>
        </table:table-row>
        <table:table-row table:style-name="ro1">
          <table:table-cell/>
          <table:table-cell table:style-name="ce1" office:value-type="string" calcext:value-type="string">
            <text:p>recursion_quicksort</text:p>
          </table:table-cell>
          <table:table-cell table:style-name="ce1" table:formula="of:=MIN([.P2:.P21])" office:value-type="float" office:value="0.428915" calcext:value-type="float">
            <text:p>0.428915</text:p>
          </table:table-cell>
          <table:table-cell table:number-columns-repeated="29"/>
        </table:table-row>
        <table:table-row table:style-name="ro1">
          <table:table-cell/>
          <table:table-cell table:style-name="ce1" office:value-type="string" calcext:value-type="string">
            <text:p>iteration_pi_sum</text:p>
          </table:table-cell>
          <table:table-cell table:style-name="ce1" table:formula="of:=MIN([.T2:.T21])" office:value-type="float" office:value="28.090954" calcext:value-type="float">
            <text:p>28.090954</text:p>
          </table:table-cell>
          <table:table-cell table:number-columns-repeated="29"/>
        </table:table-row>
        <table:table-row table:style-name="ro1">
          <table:table-cell/>
          <table:table-cell table:style-name="ce1" office:value-type="string" calcext:value-type="string">
            <text:p>matrix_statistics</text:p>
          </table:table-cell>
          <table:table-cell table:style-name="ce1" table:formula="of:=MIN([.X2:.X21])" office:value-type="float" office:value="6.421089" calcext:value-type="float">
            <text:p>6.421089</text:p>
          </table:table-cell>
          <table:table-cell table:number-columns-repeated="29"/>
        </table:table-row>
        <table:table-row table:style-name="ro1">
          <table:table-cell/>
          <table:table-cell table:style-name="ce1" office:value-type="string" calcext:value-type="string">
            <text:p>matrix_multiply</text:p>
          </table:table-cell>
          <table:table-cell table:style-name="ce1" table:formula="of:=MIN([.AB2:.AB21])" office:value-type="float" office:value="70.781946" calcext:value-type="float">
            <text:p>70.781946</text:p>
          </table:table-cell>
          <table:table-cell table:number-columns-repeated="29"/>
        </table:table-row>
        <table:table-row table:style-name="ro1">
          <table:table-cell/>
          <table:table-cell table:style-name="ce1" office:value-type="string" calcext:value-type="string">
            <text:p>print_to_file</text:p>
          </table:table-cell>
          <table:table-cell table:style-name="ce1" table:formula="of:=MIN([.AF2:.AF21])" office:value-type="float" office:value="14.787912" calcext:value-type="float">
            <text:p>14.787912</text:p>
          </table:table-cell>
          <table:table-cell table:number-columns-repeated="29"/>
        </table:table-row>
      </table:table>
      <table:table table:name="python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ython/3.6-anaconda4.4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recursion_fibonacci</text:p>
          </table:table-cell>
          <table:table-cell office:value-type="float" office:value="3.16238403320312" calcext:value-type="float">
            <text:p>3.16238403320312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parse_integers</text:p>
          </table:table-cell>
          <table:table-cell office:value-type="float" office:value="2.29382514953613" calcext:value-type="float">
            <text:p>2.29382514953613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userfunc_mandelbrot</text:p>
          </table:table-cell>
          <table:table-cell office:value-type="float" office:value="6.85667991638184" calcext:value-type="float">
            <text:p>6.85667991638184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recursion_quicksort</text:p>
          </table:table-cell>
          <table:table-cell office:value-type="float" office:value="11.0673904418945" calcext:value-type="float">
            <text:p>11.0673904418945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iteration_pi_sum</text:p>
          </table:table-cell>
          <table:table-cell office:value-type="float" office:value="520.811080932617" calcext:value-type="float">
            <text:p>520.811080932617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matrix_statistics</text:p>
          </table:table-cell>
          <table:table-cell office:value-type="float" office:value="80.1088809967041" calcext:value-type="float">
            <text:p>80.1088809967041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matrix_multiply</text:p>
          </table:table-cell>
          <table:table-cell office:value-type="float" office:value="26.8311500549316" calcext:value-type="float">
            <text:p>26.8311500549316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print_to_file</text:p>
          </table:table-cell>
          <table:table-cell office:value-type="float" office:value="67.3725605010986" calcext:value-type="float">
            <text:p>67.3725605010986</text:p>
          </table:table-cell>
        </table:table-row>
      </table:table>
      <table:table table:name="Overview" table:style-name="ta1">
        <table:shapes>
          <draw:frame draw:z-index="0" draw:style-name="gr1" draw:text-style-name="P1" svg:width="572.74pt" svg:height="306.48pt" svg:x="658.54pt" svg:y="285.36pt">
            <draw:object draw:notify-on-update-of-ranges="Overview.B25:Overview.B32 Overview.C25:Overview.C32 Overview.D24:Overview.D24 Overview.D25:Overview.D32 Overview.E24:Overview.E24 Overview.E25:Overview.E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70.39pt" svg:height="327.54pt" svg:x="420.58pt" svg:y="644.57pt">
            <draw:object draw:notify-on-update-of-ranges="Overview.B52:Overview.B59 Overview.C51:Overview.C51 Overview.C52:Overview.C59 Overview.D51:Overview.D51 Overview.D52:Overview.D59 Overview.E51:Overview.E51 Overview.E52:Overview.E59 Overview.F51:Overview.F51 Overview.F52:Overview.F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83.09pt" svg:height="327.97pt" svg:x="1223.8pt" svg:y="486.4pt">
            <draw:object draw:notify-on-update-of-ranges="Overview.B24:Overview.B24 Overview.B25:Overview.B32 Overview.C24:Overview.C24 Overview.C25:Overview.C32 Overview.D24:Overview.D24 Overview.D25:Overview.D32 Overview.E24:Overview.E24 Overview.E25:Overview.E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ce1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ython</text:p>
          </table:table-cell>
          <table:table-cell table:number-columns-repeated="2"/>
          <table:table-cell office:value-type="string" calcext:value-type="string">
            <text:p>Julia:</text:p>
          </table:table-cell>
          <table:table-cell office:value-type="string" calcext:value-type="string">
            <text:p>Min und Max manchmal weit auseinan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ursion_fibonacci</text:p>
          </table:table-cell>
          <table:table-cell table:formula="of:=[julia.D3]" office:value-type="float" office:value="0.056135" calcext:value-type="float">
            <text:p>0.056135</text:p>
          </table:table-cell>
          <table:table-cell table:formula="of:=[c.C27]" office:value-type="float" office:value="0.03161" calcext:value-type="float">
            <text:p>0.03161</text:p>
          </table:table-cell>
          <table:table-cell table:formula="of:=[python.D3]" office:value-type="float" office:value="3.16238403320312" calcext:value-type="float">
            <text:p>3.16238403320312</text:p>
          </table:table-cell>
          <table:table-cell table:number-columns-repeated="2"/>
          <table:table-cell office:value-type="string" calcext:value-type="string">
            <text:p>C und Python:</text:p>
          </table:table-cell>
          <table:table-cell office:value-type="string" calcext:value-type="string">
            <text:p>Nur Minimalwerte gegeben, wobei Abweichung gering sein soll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se_integers</text:p>
          </table:table-cell>
          <table:table-cell table:formula="of:=[julia.D4]" office:value-type="float" office:value="0.187535" calcext:value-type="float">
            <text:p>0.187535</text:p>
          </table:table-cell>
          <table:table-cell table:formula="of:=[c.C28]" office:value-type="float" office:value="0.1511" calcext:value-type="float">
            <text:p>0.1511</text:p>
          </table:table-cell>
          <table:table-cell table:formula="of:=[python.D4]" office:value-type="float" office:value="2.29382514953613" calcext:value-type="float">
            <text:p>2.293825149536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serfunc_mandelbrot</text:p>
          </table:table-cell>
          <table:table-cell table:formula="of:=[julia.D5]" office:value-type="float" office:value="0.084978" calcext:value-type="float">
            <text:p>0.084978</text:p>
          </table:table-cell>
          <table:table-cell table:formula="of:=[c.C29]" office:value-type="float" office:value="0.100589" calcext:value-type="float">
            <text:p>0.100589</text:p>
          </table:table-cell>
          <table:table-cell table:formula="of:=[python.D5]" office:value-type="float" office:value="6.85667991638184" calcext:value-type="float">
            <text:p>6.85667991638184</text:p>
          </table:table-cell>
          <table:table-cell table:number-columns-repeated="2"/>
          <table:table-cell table:style-name="ce3" office:value-type="string" calcext:value-type="string">
            <text:p>Reproduce</text:p>
          </table:table-cell>
          <table:table-cell table:style-name="ce6" table:number-columns-repeated="5"/>
          <table:table-cell table:style-name="ce8"/>
        </table:table-row>
        <table:table-row table:style-name="ro1">
          <table:table-cell/>
          <table:table-cell office:value-type="string" calcext:value-type="string">
            <text:p>recursion_quicksort</text:p>
          </table:table-cell>
          <table:table-cell table:formula="of:=[julia.D6]" office:value-type="float" office:value="0.402536" calcext:value-type="float">
            <text:p>0.402536</text:p>
          </table:table-cell>
          <table:table-cell table:formula="of:=[c.C30]" office:value-type="float" office:value="0.428915" calcext:value-type="float">
            <text:p>0.428915</text:p>
          </table:table-cell>
          <table:table-cell table:formula="of:=[python.D6]" office:value-type="float" office:value="11.0673904418945" calcext:value-type="float">
            <text:p>11.0673904418945</text:p>
          </table:table-cell>
          <table:table-cell table:number-columns-repeated="2"/>
          <table:table-cell table:style-name="ce4" office:value-type="string" calcext:value-type="string">
            <text:p>ssh taurus</text:p>
          </table:table-cell>
          <table:table-cell table:number-columns-repeated="2"/>
          <table:table-cell office:value-type="string" calcext:value-type="string">
            <text:p>/lustre/ssd/zihforschung/julia/Microbenchmarks/</text:p>
          </table:table-cell>
          <table:table-cell table:number-columns-repeated="2"/>
          <table:table-cell table:style-name="ce9"/>
        </table:table-row>
        <table:table-row table:style-name="ro1">
          <table:table-cell/>
          <table:table-cell office:value-type="string" calcext:value-type="string">
            <text:p>iteration_pi_sum</text:p>
          </table:table-cell>
          <table:table-cell table:formula="of:=[julia.D7]" office:value-type="float" office:value="28.09116" calcext:value-type="float">
            <text:p>28.09116</text:p>
          </table:table-cell>
          <table:table-cell table:formula="of:=[c.C31]" office:value-type="float" office:value="28.090954" calcext:value-type="float">
            <text:p>28.090954</text:p>
          </table:table-cell>
          <table:table-cell table:formula="of:=[python.D7]" office:value-type="float" office:value="520.811080932617" calcext:value-type="float">
            <text:p>520.811080932617</text:p>
          </table:table-cell>
          <table:table-cell table:number-columns-repeated="2"/>
          <table:table-cell table:style-name="ce4" office:value-type="string" calcext:value-type="string">
            <text:p>srun --pty --nodes 1 --ntasks 1 --cpus-per-task 24 –time=2:00:00 --mem-per-cpu=2500 -p haswell --exclusive --account=p_paradom zsh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office:value-type="string" calcext:value-type="string">
            <text:p>matrix_statistics</text:p>
          </table:table-cell>
          <table:table-cell table:formula="of:=[julia.D8]" office:value-type="float" office:value="10.90272" calcext:value-type="float">
            <text:p>10.90272</text:p>
          </table:table-cell>
          <table:table-cell table:formula="of:=[c.C32]" office:value-type="float" office:value="6.421089" calcext:value-type="float">
            <text:p>6.421089</text:p>
          </table:table-cell>
          <table:table-cell table:formula="of:=[python.D8]" office:value-type="float" office:value="80.1088809967041" calcext:value-type="float">
            <text:p>80.1088809967041</text:p>
          </table:table-cell>
          <table:table-cell table:number-columns-repeated="2"/>
          <table:table-cell table:style-name="ce4" office:value-type="string" calcext:value-type="string">
            <text:p>module load git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office:value-type="string" calcext:value-type="string">
            <text:p>matrix_multiply</text:p>
          </table:table-cell>
          <table:table-cell table:formula="of:=[julia.D9]" office:value-type="float" office:value="11.193401" calcext:value-type="float">
            <text:p>11.193401</text:p>
          </table:table-cell>
          <table:table-cell table:formula="of:=[c.C33]" office:value-type="float" office:value="70.781946" calcext:value-type="float">
            <text:p>70.781946</text:p>
          </table:table-cell>
          <table:table-cell table:formula="of:=[python.D9]" office:value-type="float" office:value="26.8311500549316" calcext:value-type="float">
            <text:p>26.8311500549316</text:p>
          </table:table-cell>
          <table:table-cell table:number-columns-repeated="2"/>
          <table:table-cell table:style-name="ce4" office:value-type="string" calcext:value-type="string">
            <text:p>git clone <text:a xlink:href="https://github.com/mflehmig/Microbenchmarks.git" xlink:type="simple">https://github.com/mflehmig/Microbenchmarks.git</text:a>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office:value-type="string" calcext:value-type="string">
            <text:p>print_to_file</text:p>
          </table:table-cell>
          <table:table-cell table:formula="of:=[julia.D10]" office:value-type="float" office:value="9.543529" calcext:value-type="float">
            <text:p>9.543529</text:p>
          </table:table-cell>
          <table:table-cell table:formula="of:=[c.C34]" office:value-type="float" office:value="14.787912" calcext:value-type="float">
            <text:p>14.787912</text:p>
          </table:table-cell>
          <table:table-cell table:formula="of:=[python.D10]" office:value-type="float" office:value="67.3725605010986" calcext:value-type="float">
            <text:p>67.3725605010986</text:p>
          </table:table-cell>
          <table:table-cell table:number-columns-repeated="2"/>
          <table:table-cell table:style-name="ce4" office:value-type="string" calcext:value-type="string">
            <text:p>cd Microbenchmarks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table:style-name="Default"/>
          <table:table-cell table:number-columns-repeated="5"/>
          <table:table-cell table:style-name="ce4" office:value-type="string" calcext:value-type="string">
            <text:p>git checkout origin/0.6.2 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table:style-name="Default"/>
          <table:table-cell table:number-columns-repeated="5"/>
          <table:table-cell table:style-name="ce4" office:value-type="string" calcext:value-type="string">
            <text:p>module load julia/0.6.2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julia</text:p>
          </table:table-cell>
          <table:table-cell table:number-columns-repeated="4"/>
          <table:table-cell table:style-name="ce4" office:value-type="string" calcext:value-type="string">
            <text:p>julia perf.jl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maximum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4"/>
          <table:table-cell table:number-columns-repeated="5"/>
          <table:table-cell table:style-name="ce9"/>
        </table:table-row>
        <table:table-row table:style-name="ro1">
          <table:table-cell/>
          <table:table-cell office:value-type="string" calcext:value-type="string">
            <text:p>recursion_fibonacci</text:p>
          </table:table-cell>
          <table:table-cell table:formula="of:=[julia.D3]" office:value-type="float" office:value="0.056135" calcext:value-type="float">
            <text:p>0.056135</text:p>
          </table:table-cell>
          <table:table-cell table:formula="of:=[julia.E3]" office:value-type="float" office:value="0.192897" calcext:value-type="float">
            <text:p>0.192897</text:p>
          </table:table-cell>
          <table:table-cell table:formula="of:=[julia.F3]" office:value-type="float" office:value="0.056611" calcext:value-type="float">
            <text:p>0.056611</text:p>
          </table:table-cell>
          <table:table-cell table:formula="of:=[julia.G3]" office:value-type="float" office:value="0.001053" calcext:value-type="float">
            <text:p>0.001053</text:p>
          </table:table-cell>
          <table:table-cell/>
          <table:table-cell table:style-name="ce4" office:value-type="string" calcext:value-type="string">
            <text:p>module load gcc/7.1.0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office:value-type="string" calcext:value-type="string">
            <text:p>parse_integers</text:p>
          </table:table-cell>
          <table:table-cell table:formula="of:=[julia.D4]" office:value-type="float" office:value="0.187535" calcext:value-type="float">
            <text:p>0.187535</text:p>
          </table:table-cell>
          <table:table-cell table:formula="of:=[julia.E4]" office:value-type="float" office:value="63.754484" calcext:value-type="float">
            <text:p>63.754484</text:p>
          </table:table-cell>
          <table:table-cell table:formula="of:=[julia.F4]" office:value-type="float" office:value="0.21323" calcext:value-type="float">
            <text:p>0.21323</text:p>
          </table:table-cell>
          <table:table-cell table:formula="of:=[julia.G4]" office:value-type="float" office:value="1.042907" calcext:value-type="float">
            <text:p>1.042907</text:p>
          </table:table-cell>
          <table:table-cell/>
          <table:table-cell table:style-name="ce4" office:value-type="string" calcext:value-type="string">
            <text:p>Makefile: LANGUAGES = c (nur c!)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office:value-type="string" calcext:value-type="string">
            <text:p>userfunc_mandelbrot</text:p>
          </table:table-cell>
          <table:table-cell table:formula="of:=[julia.D5]" office:value-type="float" office:value="0.084978" calcext:value-type="float">
            <text:p>0.084978</text:p>
          </table:table-cell>
          <table:table-cell table:formula="of:=[julia.E5]" office:value-type="float" office:value="3.889868" calcext:value-type="float">
            <text:p>3.889868</text:p>
          </table:table-cell>
          <table:table-cell table:formula="of:=[julia.F5]" office:value-type="float" office:value="0.086965" calcext:value-type="float">
            <text:p>0.086965</text:p>
          </table:table-cell>
          <table:table-cell table:formula="of:=[julia.G5]" office:value-type="float" office:value="0.038421" calcext:value-type="float">
            <text:p>0.038421</text:p>
          </table:table-cell>
          <table:table-cell/>
          <table:table-cell table:style-name="ce4" office:value-type="string" calcext:value-type="string">
            <text:p>make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office:value-type="string" calcext:value-type="string">
            <text:p>recursion_quicksort</text:p>
          </table:table-cell>
          <table:table-cell table:formula="of:=[julia.D6]" office:value-type="float" office:value="0.402536" calcext:value-type="float">
            <text:p>0.402536</text:p>
          </table:table-cell>
          <table:table-cell table:formula="of:=[julia.E6]" office:value-type="float" office:value="1.782382" calcext:value-type="float">
            <text:p>1.782382</text:p>
          </table:table-cell>
          <table:table-cell table:formula="of:=[julia.F6]" office:value-type="float" office:value="0.42336" calcext:value-type="float">
            <text:p>0.42336</text:p>
          </table:table-cell>
          <table:table-cell table:formula="of:=[julia.G6]" office:value-type="float" office:value="0.031437" calcext:value-type="float">
            <text:p>0.031437</text:p>
          </table:table-cell>
          <table:table-cell/>
          <table:table-cell table:style-name="ce4" office:value-type="string" calcext:value-type="string">
            <text:p>grep in benchmarks/c*.csv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office:value-type="string" calcext:value-type="string">
            <text:p>iteration_pi_sum</text:p>
          </table:table-cell>
          <table:table-cell table:formula="of:=[julia.D7]" office:value-type="float" office:value="28.09116" calcext:value-type="float">
            <text:p>28.09116</text:p>
          </table:table-cell>
          <table:table-cell table:formula="of:=[julia.E7]" office:value-type="float" office:value="28.226253" calcext:value-type="float">
            <text:p>28.226253</text:p>
          </table:table-cell>
          <table:table-cell table:formula="of:=[julia.F7]" office:value-type="float" office:value="28.097698" calcext:value-type="float">
            <text:p>28.097698</text:p>
          </table:table-cell>
          <table:table-cell table:formula="of:=[julia.G7]" office:value-type="float" office:value="0.023087" calcext:value-type="float">
            <text:p>0.023087</text:p>
          </table:table-cell>
          <table:table-cell/>
          <table:table-cell table:style-name="ce4"/>
          <table:table-cell table:number-columns-repeated="5"/>
          <table:table-cell table:style-name="ce9"/>
        </table:table-row>
        <table:table-row table:style-name="ro1">
          <table:table-cell/>
          <table:table-cell office:value-type="string" calcext:value-type="string">
            <text:p>matrix_statistics</text:p>
          </table:table-cell>
          <table:table-cell table:formula="of:=[julia.D8]" office:value-type="float" office:value="10.90272" calcext:value-type="float">
            <text:p>10.90272</text:p>
          </table:table-cell>
          <table:table-cell table:formula="of:=[julia.E8]" office:value-type="float" office:value="14.937807" calcext:value-type="float">
            <text:p>14.937807</text:p>
          </table:table-cell>
          <table:table-cell table:formula="of:=[julia.F8]" office:value-type="float" office:value="11.41707" calcext:value-type="float">
            <text:p>11.41707</text:p>
          </table:table-cell>
          <table:table-cell table:formula="of:=[julia.G8]" office:value-type="float" office:value="0.460735" calcext:value-type="float">
            <text:p>0.460735</text:p>
          </table:table-cell>
          <table:table-cell/>
          <table:table-cell table:style-name="ce4" office:value-type="string" calcext:value-type="string">
            <text:p>module load python/3.6-anaconda4.4.0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office:value-type="string" calcext:value-type="string">
            <text:p>matrix_multiply</text:p>
          </table:table-cell>
          <table:table-cell table:formula="of:=[julia.D9]" office:value-type="float" office:value="11.193401" calcext:value-type="float">
            <text:p>11.193401</text:p>
          </table:table-cell>
          <table:table-cell table:formula="of:=[julia.E9]" office:value-type="float" office:value="79.599704" calcext:value-type="float">
            <text:p>79.599704</text:p>
          </table:table-cell>
          <table:table-cell table:formula="of:=[julia.F9]" office:value-type="float" office:value="17.650176" calcext:value-type="float">
            <text:p>17.650176</text:p>
          </table:table-cell>
          <table:table-cell table:formula="of:=[julia.G9]" office:value-type="float" office:value="8.945092" calcext:value-type="float">
            <text:p>8.945092</text:p>
          </table:table-cell>
          <table:table-cell/>
          <table:table-cell table:style-name="ce4" office:value-type="string" calcext:value-type="string">
            <text:p>python perf.py</text:p>
          </table:table-cell>
          <table:table-cell table:number-columns-repeated="5"/>
          <table:table-cell table:style-name="ce9"/>
        </table:table-row>
        <table:table-row table:style-name="ro1">
          <table:table-cell/>
          <table:table-cell office:value-type="string" calcext:value-type="string">
            <text:p>print_to_file</text:p>
          </table:table-cell>
          <table:table-cell table:formula="of:=[julia.D10]" office:value-type="float" office:value="9.543529" calcext:value-type="float">
            <text:p>9.543529</text:p>
          </table:table-cell>
          <table:table-cell table:formula="of:=[julia.E10]" office:value-type="float" office:value="11.197647" calcext:value-type="float">
            <text:p>11.197647</text:p>
          </table:table-cell>
          <table:table-cell table:formula="of:=[julia.F10]" office:value-type="float" office:value="9.629299" calcext:value-type="float">
            <text:p>9.629299</text:p>
          </table:table-cell>
          <table:table-cell table:formula="of:=[julia.G10]" office:value-type="float" office:value="0.149478" calcext:value-type="float">
            <text:p>0.149478</text:p>
          </table:table-cell>
          <table:table-cell/>
          <table:table-cell table:style-name="ce4"/>
          <table:table-cell table:number-columns-repeated="5"/>
          <table:table-cell table:style-name="ce9"/>
        </table:table-row>
        <table:table-row table:style-name="ro1">
          <table:table-cell/>
          <table:table-cell table:style-name="Default"/>
          <table:table-cell table:number-columns-repeated="5"/>
          <table:table-cell table:style-name="ce5"/>
          <table:table-cell table:style-name="ce7" table:number-columns-repeated="5"/>
          <table:table-cell table:style-name="ce1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yth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ursion_fibonacci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table:formula="of:==100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arse_integers</text:p>
          </table:table-cell>
          <table:table-cell office:value-type="float" office:value="1.24" calcext:value-type="float">
            <text:p>1.24</text:p>
          </table:table-cell>
          <table:table-cell office:value-type="float" office:value="1" calcext:value-type="float">
            <text:p>1</text:p>
          </table:table-cell>
          <table:table-cell table:formula="of:==15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serfunc_mandelbrot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ursion_quicksort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teration_pi_s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trix_statistics</text:p>
          </table:table-cell>
          <table:table-cell office:value-type="float" office:value="1.69" calcext:value-type="float">
            <text:p>1.6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trix_multiply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int_to_file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 table:number-rows-repeated="18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Maximum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cursion_fibonacci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formula="of:=[julia.G3]" office:value-type="float" office:value="0.001053" calcext:value-type="float">
            <text:p>0.0010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rse_integers</text:p>
          </table:table-cell>
          <table:table-cell office:value-type="float" office:value="0.18" calcext:value-type="float">
            <text:p>0.18</text:p>
          </table:table-cell>
          <table:table-cell office:value-type="float" office:value="63.8" calcext:value-type="float">
            <text:p>63.8</text:p>
          </table:table-cell>
          <table:table-cell office:value-type="float" office:value="0.21" calcext:value-type="float">
            <text:p>0.21</text:p>
          </table:table-cell>
          <table:table-cell table:formula="of:=[julia.G4]" office:value-type="float" office:value="1.042907" calcext:value-type="float">
            <text:p>1.0429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erfunc_mandelbrot</text:p>
          </table:table-cell>
          <table:table-cell office:value-type="float" office:value="0.08" calcext:value-type="float">
            <text:p>0.08</text:p>
          </table:table-cell>
          <table:table-cell office:value-type="float" office:value="3.8" calcext:value-type="float">
            <text:p>3.8</text:p>
          </table:table-cell>
          <table:table-cell office:value-type="float" office:value="0.08" calcext:value-type="float">
            <text:p>0.08</text:p>
          </table:table-cell>
          <table:table-cell table:formula="of:=[julia.G5]" office:value-type="float" office:value="0.038421" calcext:value-type="float">
            <text:p>0.0384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cursion_quicksort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0.42" calcext:value-type="float">
            <text:p>0.42</text:p>
          </table:table-cell>
          <table:table-cell table:formula="of:=[julia.G6]" office:value-type="float" office:value="0.031437" calcext:value-type="float">
            <text:p>0.0314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teration_pi_sum</text:p>
          </table:table-cell>
          <table:table-cell office:value-type="float" office:value="28" calcext:value-type="float">
            <text:p>28</text:p>
          </table:table-cell>
          <table:table-cell office:value-type="float" office:value="28.2" calcext:value-type="float">
            <text:p>28.2</text:p>
          </table:table-cell>
          <table:table-cell office:value-type="float" office:value="28" calcext:value-type="float">
            <text:p>28</text:p>
          </table:table-cell>
          <table:table-cell table:formula="of:=[julia.G7]" office:value-type="float" office:value="0.023087" calcext:value-type="float">
            <text:p>0.0230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rix_statistics</text:p>
          </table:table-cell>
          <table:table-cell office:value-type="float" office:value="10.9" calcext:value-type="float">
            <text:p>10.9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table:formula="of:=[julia.G8]" office:value-type="float" office:value="0.460735" calcext:value-type="float">
            <text:p>0.4607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rix_multiply</text:p>
          </table:table-cell>
          <table:table-cell office:value-type="float" office:value="11.19" calcext:value-type="float">
            <text:p>11.19</text:p>
          </table:table-cell>
          <table:table-cell office:value-type="float" office:value="79.6" calcext:value-type="float">
            <text:p>79.6</text:p>
          </table:table-cell>
          <table:table-cell office:value-type="float" office:value="17.6" calcext:value-type="float">
            <text:p>17.6</text:p>
          </table:table-cell>
          <table:table-cell table:formula="of:=[julia.G9]" office:value-type="float" office:value="8.945092" calcext:value-type="float">
            <text:p>8.9450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nt_to_file</text:p>
          </table:table-cell>
          <table:table-cell office:value-type="float" office:value="9.5" calcext:value-type="float">
            <text:p>9.5</text:p>
          </table:table-cell>
          <table:table-cell office:value-type="float" office:value="11.2" calcext:value-type="float">
            <text:p>11.2</text:p>
          </table:table-cell>
          <table:table-cell office:value-type="float" office:value="9.6" calcext:value-type="float">
            <text:p>9.6</text:p>
          </table:table-cell>
          <table:table-cell table:formula="of:=[julia.G10]" office:value-type="float" office:value="0.149478" calcext:value-type="float">
            <text:p>0.14947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/00/0000</text:date>, <text:time style:data-style-name="N2" text:time-value="17:38:10.284925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3:37:16.889791059</meta:creation-date>
    <dc:date>2018-07-07T17:59:21.099888837</dc:date>
    <meta:editing-duration>PT10H47M6S</meta:editing-duration>
    <meta:editing-cycles>16</meta:editing-cycles>
    <meta:generator>LibreOffice/6.0.3.2$Linux_X86_64 LibreOffice_project/00m0$Build-2</meta:generator>
    <meta:document-statistic meta:table-count="4" meta:cell-count="8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06cm" svg:height="10.813cm" xlink:href=".." xlink:type="simple" chart:class="chart:bar" chart:style-name="ch1">
        <chart:title svg:x="7.572cm" svg:y="0.351cm" chart:style-name="ch2">
          <text:p>sequenzielle Performanz</text:p>
        </chart:title>
        <chart:legend chart:legend-position="end" svg:x="18.366cm" svg:y="4.727cm" style:legend-expansion="high" chart:style-name="ch3"/>
        <chart:plot-area chart:style-name="ch4" table:cell-range-address="Overview.B25:Overview.E32 Overview.D24:Overview.E24" chart:data-source-has-labels="both" svg:x="1.355cm" svg:y="1.107cm" svg:width="16.655cm" svg:height="9.58cm">
          <chartooo:coordinate-region svg:x="2.603cm" svg:y="1.107cm" svg:width="15.407cm" svg:height="6.841cm"/>
          <chart:axis chart:dimension="x" chart:name="primary-x" chart:style-name="ch5" chartooo:axis-type="auto">
            <chartooo:date-scale/>
            <chart:title svg:x="8.725cm" svg:y="10.305cm" chart:style-name="ch6">
              <text:p>Benchmarks</text:p>
            </chart:title>
            <chart:categories table:cell-range-address="Overview.B25:Overview.B32"/>
          </chart:axis>
          <chart:axis chart:dimension="y" chart:name="primary-y" chart:style-name="ch7">
            <chart:title svg:x="0.443cm" svg:y="7.846cm" chart:style-name="ch8">
              <text:p>Zeit in Abhängigkeit von C</text:p>
            </chart:title>
            <chart:grid chart:style-name="ch9" chart:class="major"/>
          </chart:axis>
          <chart:series chart:style-name="ch10" chart:values-cell-range-address="Overview.C25:Overview.C32" loext:label-string="julia" chart:class="chart:bar">
            <chart:data-point chart:repeated="8"/>
          </chart:series>
          <chart:series chart:style-name="ch11" chart:values-cell-range-address="Overview.D25:Overview.D32" chart:label-cell-address="Overview.D24:Overview.D24" chart:class="chart:bar">
            <chart:data-point chart:repeated="8"/>
          </chart:series>
          <chart:series chart:style-name="ch12" chart:values-cell-range-address="Overview.E25:Overview.E32" chart:label-cell-address="Overview.E24:Overview.E24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ulia</text:p>
              </table:table-cell>
              <table:table-cell office:value-type="string">
                <text:p>C</text:p>
                <draw:g>
                  <svg:desc>Overview.D24:Overview.D24</svg:desc>
                </draw:g>
              </table:table-cell>
              <table:table-cell office:value-type="string">
                <text:p>Python</text:p>
                <draw:g>
                  <svg:desc>Overview.E24:Overview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cursion_fibonacci</text:p>
                <draw:g>
                  <svg:desc>Overview.B25:Overview.B32</svg:desc>
                </draw:g>
              </table:table-cell>
              <table:table-cell office:value-type="float" office:value="1.78">
                <text:p>1.78</text:p>
                <draw:g>
                  <svg:desc>Overview.C25:Overview.C32</svg:desc>
                </draw:g>
              </table:table-cell>
              <table:table-cell office:value-type="float" office:value="1">
                <text:p>1</text:p>
                <draw:g>
                  <svg:desc>Overview.D25:Overview.D32</svg:desc>
                </draw:g>
              </table:table-cell>
              <table:table-cell office:value-type="float" office:value="100">
                <text:p>100</text:p>
                <draw:g>
                  <svg:desc>Overview.E25:Overview.E32</svg:desc>
                </draw:g>
              </table:table-cell>
            </table:table-row>
            <table:table-row>
              <table:table-cell office:value-type="string">
                <text:p>parse_integers</text:p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userfunc_mandelbrot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ecursion_quicksort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teration_pi_sum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atrix_statistics</text:p>
              </table:table-cell>
              <table:table-cell office:value-type="float" office:value="1.69">
                <text:p>1.6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rix_multiply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print_to_file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123cm" svg:height="11.556cm" xlink:href=".." xlink:type="simple" chart:class="chart:bar" chart:style-name="ch1">
        <chart:title svg:x="6.551cm" svg:y="0.366cm" chart:style-name="ch2">
          <text:p>Sequenzielle Performanz von Julia</text:p>
        </chart:title>
        <chart:subtitle svg:x="6.009cm" svg:y="1.298cm" chart:style-name="ch3">
          <text:p>Maximum-, Minimum- und Durchschnittszeiten</text:p>
        </chart:subtitle>
        <chart:legend chart:legend-position="end" svg:x="17.86cm" svg:y="4.89cm" style:legend-expansion="high" chart:style-name="ch4"/>
        <chart:plot-area chart:style-name="ch5" table:cell-range-address="Overview.B51:Overview.F59" chart:data-source-has-labels="both" svg:x="1.352cm" svg:y="1.971cm" svg:width="16.103cm" svg:height="9.511cm">
          <chartooo:coordinate-region svg:x="2.636cm" svg:y="2.131cm" svg:width="14.819cm" svg:height="6.612cm"/>
          <chart:axis chart:dimension="x" chart:name="primary-x" chart:style-name="ch6" chartooo:axis-type="auto">
            <chartooo:date-scale/>
            <chart:title svg:x="8.446cm" svg:y="11.048cm" chart:style-name="ch7">
              <text:p>Benchmarks</text:p>
            </chart:title>
            <chart:categories table:cell-range-address="Overview.B52:Overview.B59"/>
          </chart:axis>
          <chart:axis chart:dimension="y" chart:name="primary-y" chart:style-name="ch8">
            <chart:title svg:x="0.442cm" svg:y="8cm" chart:style-name="ch9">
              <text:p>Zeit in Sekunden</text:p>
            </chart:title>
            <chart:grid chart:style-name="ch10" chart:class="major"/>
          </chart:axis>
          <chart:series chart:style-name="ch11" chart:values-cell-range-address="Overview.C52:Overview.C59" chart:label-cell-address="Overview.C51:Overview.C51" chart:class="chart:bar">
            <chart:data-point chart:repeated="8"/>
          </chart:series>
          <chart:series chart:style-name="ch12" chart:values-cell-range-address="Overview.D52:Overview.D59" chart:label-cell-address="Overview.D51:Overview.D51" chart:class="chart:bar">
            <chart:data-point/>
            <chart:data-point chart:style-name="ch13"/>
            <chart:data-point chart:repeated="6"/>
          </chart:series>
          <chart:series chart:style-name="ch14" chart:values-cell-range-address="Overview.E52:Overview.E59" chart:label-cell-address="Overview.E51:Overview.E51" chart:class="chart:bar">
            <chart:data-point chart:repeated="8"/>
          </chart:series>
          <chart:series chart:style-name="ch15" chart:values-cell-range-address="Overview.F52:Overview.F59" chart:label-cell-address="Overview.F51:Overview.F5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Overview.C51:Overview.C51</svg:desc>
                </draw:g>
              </table:table-cell>
              <table:table-cell office:value-type="string">
                <text:p>Maximum</text:p>
                <draw:g>
                  <svg:desc>Overview.D51:Overview.D51</svg:desc>
                </draw:g>
              </table:table-cell>
              <table:table-cell office:value-type="string">
                <text:p>Mean</text:p>
                <draw:g>
                  <svg:desc>Overview.E51:Overview.E51</svg:desc>
                </draw:g>
              </table:table-cell>
              <table:table-cell office:value-type="string">
                <text:p>Std</text:p>
                <draw:g>
                  <svg:desc>Overview.F51:Overview.F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cursion_fibonacci</text:p>
                <draw:g>
                  <svg:desc>Overview.B52:Overview.B59</svg:desc>
                </draw:g>
              </table:table-cell>
              <table:table-cell office:value-type="float" office:value="0.05">
                <text:p>0.05</text:p>
                <draw:g>
                  <svg:desc>Overview.C52:Overview.C59</svg:desc>
                </draw:g>
              </table:table-cell>
              <table:table-cell office:value-type="float" office:value="0.2">
                <text:p>0.2</text:p>
                <draw:g>
                  <svg:desc>Overview.D52:Overview.D59</svg:desc>
                </draw:g>
              </table:table-cell>
              <table:table-cell office:value-type="float" office:value="0.05">
                <text:p>0.05</text:p>
                <draw:g>
                  <svg:desc>Overview.E52:Overview.E59</svg:desc>
                </draw:g>
              </table:table-cell>
              <table:table-cell office:value-type="float" office:value="0.001053">
                <text:p>0.001053</text:p>
                <draw:g>
                  <svg:desc>Overview.F52:Overview.F59</svg:desc>
                </draw:g>
              </table:table-cell>
            </table:table-row>
            <table:table-row>
              <table:table-cell office:value-type="string">
                <text:p>parse_integers</text:p>
              </table:table-cell>
              <table:table-cell office:value-type="float" office:value="0.18">
                <text:p>0.18</text:p>
              </table:table-cell>
              <table:table-cell office:value-type="float" office:value="63.8">
                <text:p>63.8</text:p>
              </table:table-cell>
              <table:table-cell office:value-type="float" office:value="0.21">
                <text:p>0.21</text:p>
              </table:table-cell>
              <table:table-cell office:value-type="float" office:value="1.042907">
                <text:p>1.042907</text:p>
              </table:table-cell>
            </table:table-row>
            <table:table-row>
              <table:table-cell office:value-type="string">
                <text:p>userfunc_mandelbrot</text:p>
              </table:table-cell>
              <table:table-cell office:value-type="float" office:value="0.08">
                <text:p>0.08</text:p>
              </table:table-cell>
              <table:table-cell office:value-type="float" office:value="3.8">
                <text:p>3.8</text:p>
              </table:table-cell>
              <table:table-cell office:value-type="float" office:value="0.08">
                <text:p>0.08</text:p>
              </table:table-cell>
              <table:table-cell office:value-type="float" office:value="0.038421">
                <text:p>0.038421</text:p>
              </table:table-cell>
            </table:table-row>
            <table:table-row>
              <table:table-cell office:value-type="string">
                <text:p>recursion_quicksort</text:p>
              </table:table-cell>
              <table:table-cell office:value-type="float" office:value="0.4">
                <text:p>0.4</text:p>
              </table:table-cell>
              <table:table-cell office:value-type="float" office:value="1.8">
                <text:p>1.8</text:p>
              </table:table-cell>
              <table:table-cell office:value-type="float" office:value="0.42">
                <text:p>0.42</text:p>
              </table:table-cell>
              <table:table-cell office:value-type="float" office:value="0.031437">
                <text:p>0.031437</text:p>
              </table:table-cell>
            </table:table-row>
            <table:table-row>
              <table:table-cell office:value-type="string">
                <text:p>iteration_pi_sum</text:p>
              </table:table-cell>
              <table:table-cell office:value-type="float" office:value="28">
                <text:p>28</text:p>
              </table:table-cell>
              <table:table-cell office:value-type="float" office:value="28.2">
                <text:p>28.2</text:p>
              </table:table-cell>
              <table:table-cell office:value-type="float" office:value="28">
                <text:p>28</text:p>
              </table:table-cell>
              <table:table-cell office:value-type="float" office:value="0.023087">
                <text:p>0.023087</text:p>
              </table:table-cell>
            </table:table-row>
            <table:table-row>
              <table:table-cell office:value-type="string">
                <text:p>matrix_statistics</text:p>
              </table:table-cell>
              <table:table-cell office:value-type="float" office:value="10.9">
                <text:p>10.9</text:p>
              </table:table-cell>
              <table:table-cell office:value-type="float" office:value="14.9">
                <text:p>14.9</text:p>
              </table:table-cell>
              <table:table-cell office:value-type="float" office:value="11.4">
                <text:p>11.4</text:p>
              </table:table-cell>
              <table:table-cell office:value-type="float" office:value="0.460735">
                <text:p>0.460735</text:p>
              </table:table-cell>
            </table:table-row>
            <table:table-row>
              <table:table-cell office:value-type="string">
                <text:p>matrix_multiply</text:p>
              </table:table-cell>
              <table:table-cell office:value-type="float" office:value="11.19">
                <text:p>11.19</text:p>
              </table:table-cell>
              <table:table-cell office:value-type="float" office:value="79.6">
                <text:p>79.6</text:p>
              </table:table-cell>
              <table:table-cell office:value-type="float" office:value="17.6">
                <text:p>17.6</text:p>
              </table:table-cell>
              <table:table-cell office:value-type="float" office:value="8.945092">
                <text:p>8.945092</text:p>
              </table:table-cell>
            </table:table-row>
            <table:table-row>
              <table:table-cell office:value-type="string">
                <text:p>print_to_file</text:p>
              </table:table-cell>
              <table:table-cell office:value-type="float" office:value="9.5">
                <text:p>9.5</text:p>
              </table:table-cell>
              <table:table-cell office:value-type="float" office:value="11.2">
                <text:p>11.2</text:p>
              </table:table-cell>
              <table:table-cell office:value-type="float" office:value="9.6">
                <text:p>9.6</text:p>
              </table:table-cell>
              <table:table-cell office:value-type="float" office:value="0.149478">
                <text:p>0.1494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71cm" svg:height="11.571cm" xlink:href=".." xlink:type="simple" chart:class="chart:bar" chart:style-name="ch1">
        <chart:title svg:x="7.784cm" svg:y="0.181cm" chart:style-name="ch2">
          <text:p>Sequenzielle Performanz</text:p>
        </chart:title>
        <chart:legend chart:legend-position="end" svg:x="18.731cm" svg:y="5.106cm" style:legend-expansion="high" chart:style-name="ch3"/>
        <chart:plot-area chart:style-name="ch4" table:cell-range-address="Overview.B24:Overview.E32" chart:data-source-has-labels="both" svg:x="1.37cm" svg:y="1.298cm" svg:width="16.95cm" svg:height="10.042cm">
          <chartooo:coordinate-region svg:x="2.592cm" svg:y="1.298cm" svg:width="15.728cm" svg:height="7.143cm"/>
          <chart:axis chart:dimension="x" chart:name="primary-x" chart:style-name="ch5" chartooo:axis-type="auto">
            <chartooo:date-scale/>
            <chart:categories table:cell-range-address="Overview.B25:Overview.B32"/>
          </chart:axis>
          <chart:axis chart:dimension="y" chart:name="primary-y" chart:style-name="ch6">
            <chart:title svg:x="0.451cm" svg:y="9.379cm" chart:style-name="ch7">
              <text:p>Laufzeit normiert auf Ausführungszeit in C</text:p>
            </chart:title>
            <chart:grid chart:style-name="ch8" chart:class="major"/>
          </chart:axis>
          <chart:series chart:style-name="ch9" chart:values-cell-range-address="Overview.C25:Overview.C32" chart:label-cell-address="Overview.C24:Overview.C24" chart:class="chart:bar">
            <chart:data-point chart:repeated="8"/>
          </chart:series>
          <chart:series chart:style-name="ch10" chart:values-cell-range-address="Overview.D25:Overview.D32" chart:label-cell-address="Overview.D24:Overview.D24" chart:class="chart:bar">
            <chart:data-point chart:repeated="8"/>
          </chart:series>
          <chart:series chart:style-name="ch11" chart:values-cell-range-address="Overview.E25:Overview.E32" chart:label-cell-address="Overview.E24:Overview.E2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ulia</text:p>
                <draw:g>
                  <svg:desc>Overview.C24:Overview.C24</svg:desc>
                </draw:g>
              </table:table-cell>
              <table:table-cell office:value-type="string">
                <text:p>C</text:p>
                <draw:g>
                  <svg:desc>Overview.D24:Overview.D24</svg:desc>
                </draw:g>
              </table:table-cell>
              <table:table-cell office:value-type="string">
                <text:p>Python</text:p>
                <draw:g>
                  <svg:desc>Overview.E24:Overview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cursion_fibonacci</text:p>
                <draw:g>
                  <svg:desc>Overview.B25:Overview.B32</svg:desc>
                </draw:g>
              </table:table-cell>
              <table:table-cell office:value-type="float" office:value="1.78">
                <text:p>1.78</text:p>
                <draw:g>
                  <svg:desc>Overview.C25:Overview.C32</svg:desc>
                </draw:g>
              </table:table-cell>
              <table:table-cell office:value-type="float" office:value="1">
                <text:p>1</text:p>
                <draw:g>
                  <svg:desc>Overview.D25:Overview.D32</svg:desc>
                </draw:g>
              </table:table-cell>
              <table:table-cell office:value-type="float" office:value="100">
                <text:p>100</text:p>
                <draw:g>
                  <svg:desc>Overview.E25:Overview.E32</svg:desc>
                </draw:g>
              </table:table-cell>
            </table:table-row>
            <table:table-row>
              <table:table-cell office:value-type="string">
                <text:p>parse_integers</text:p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userfunc_mandelbrot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ecursion_quicksort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teration_pi_sum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atrix_statistics</text:p>
              </table:table-cell>
              <table:table-cell office:value-type="float" office:value="1.69">
                <text:p>1.6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rix_multiply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print_to_file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